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0.027cm" fo:margin-left="-1.037cm" table:align="left"/>
    </style:style>
    <style:style style:name="Tableau1.A" style:family="table-column">
      <style:table-column-properties style:column-width="9.892cm"/>
    </style:style>
    <style:style style:name="Tableau1.B" style:family="table-column">
      <style:table-column-properties style:column-width="10.135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end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mavlink.io/en/messages/common.html#MAV_CMD_REQUEST_CAMERA_INFORMATION" text:style-name="Internet_20_link" text:visited-style-name="Visited_20_Internet_20_Link"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Message</text:p>
            </table:table-cell>
            <table:table-cell table:style-name="Tableau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bookmark text:name="mav_cmd_request_camera_information"/><text:a xlink:type="simple" xlink:href="https://mavlink.io/en/messages/common.html#MAV_CMD_REQUEST_CAMERA_INFORMATION" text:style-name="Internet_20_link" text:visited-style-name="Visited_20_Internet_20_Link">MAV_CMD_REQUEST_CAMERA_INFORMATION</text:a></text:p>
          </table:table-cell>
          <table:table-cell table:style-name="Tableau1.A1" office:value-type="string">
            <text:p text:style-name="Table_20_Contents">Send command to request <text:a xlink:type="simple" xlink:href="https://mavlink.io/en/services/camera.html#camera_information" text:style-name="Internet_20_link" text:visited-style-name="Visited_20_Internet_20_Link">CAMERA_INFORMATION</text:a>.</text:p>
          </table:table-cell>
        </table:table-row>
        <table:table-row>
          <table:table-cell table:style-name="Tableau1.A1" office:value-type="string">
            <text:p text:style-name="Table_20_Contents"><text:bookmark text:name="camera_information"/><text:a xlink:type="simple" xlink:href="https://mavlink.io/en/messages/common.html#CAMERA_INFORMATION" text:style-name="Internet_20_link" text:visited-style-name="Visited_20_Internet_20_Link">CAMERA_INFORMATION</text:a></text:p>
          </table:table-cell>
          <table:table-cell table:style-name="Tableau1.A1" office:value-type="string">
            <text:p text:style-name="Table_20_Contents">Basic information about camera including supported features and URI link to extended information (<text:span text:style-name="Source_20_Text">cam_definition_uri</text:span> field).</text:p>
          </table:table-cell>
        </table:table-row>
        <table:table-row>
          <table:table-cell table:style-name="Tableau1.A1" office:value-type="string">
            <text:p text:style-name="Table_20_Contents"><text:bookmark text:name="mav_cmd_request_camera_settings"/><text:a xlink:type="simple" xlink:href="https://mavlink.io/en/messages/common.html#MAV_CMD_REQUEST_CAMERA_SETTINGS" text:style-name="Internet_20_link" text:visited-style-name="Visited_20_Internet_20_Link">MAV_CMD_REQUEST_CAMERA_SETTINGS</text:a></text:p>
          </table:table-cell>
          <table:table-cell table:style-name="Tableau1.A1" office:value-type="string">
            <text:p text:style-name="Table_20_Contents">Send command to request <text:a xlink:type="simple" xlink:href="https://mavlink.io/en/services/camera.html#camera_settings" text:style-name="Internet_20_link" text:visited-style-name="Visited_20_Internet_20_Link">CAMERA_SETTINGS</text:a>.</text:p>
          </table:table-cell>
        </table:table-row>
        <table:table-row>
          <table:table-cell table:style-name="Tableau1.A1" office:value-type="string">
            <text:p text:style-name="Table_20_Contents"><text:bookmark text:name="camera_settings"/><text:a xlink:type="simple" xlink:href="https://mavlink.io/en/messages/common.html#CAMERA_SETTINGS" text:style-name="Internet_20_link" text:visited-style-name="Visited_20_Internet_20_Link">CAMERA_SETTINGS</text:a></text:p>
          </table:table-cell>
          <table:table-cell table:style-name="Tableau1.A1" office:value-type="string">
            <text:p text:style-name="Table_20_Contents">Timestamp and camera mode information.</text:p>
          </table:table-cell>
        </table:table-row>
        <table:table-row>
          <table:table-cell table:style-name="Tableau1.A1" office:value-type="string">
            <text:p text:style-name="Table_20_Contents"><text:bookmark text:name="mav_cmd_set_camera_mode"/><text:a xlink:type="simple" xlink:href="https://mavlink.io/en/messages/common.html#MAV_CMD_SET_CAMERA_MODE" text:style-name="Internet_20_link" text:visited-style-name="Visited_20_Internet_20_Link">MAV_CMD_SET_CAMERA_MODE</text:a></text:p>
          </table:table-cell>
          <table:table-cell table:style-name="Tableau1.A1" office:value-type="string">
            <text:p text:style-name="Table_20_Contents">Send command to set <text:a xlink:type="simple" xlink:href="https://mavlink.io/en/services/camera.html#camera_mode" text:style-name="Internet_20_link" text:visited-style-name="Visited_20_Internet_20_Link">CAMERA_MODE</text:a>.</text:p>
          </table:table-cell>
        </table:table-row>
        <table:table-row>
          <table:table-cell table:style-name="Tableau1.A1" office:value-type="string">
            <text:p text:style-name="Table_20_Contents"><text:bookmark text:name="mav_cmd_request_video_stream_information"/><text:a xlink:type="simple" xlink:href="https://mavlink.io/en/messages/common.html#MAV_CMD_REQUEST_VIDEO_STREAM_INFORMATION" text:style-name="Internet_20_link" text:visited-style-name="Visited_20_Internet_20_Link">MAV_CMD_REQUEST_VIDEO_STREAM_INFORMATION</text:a></text:p>
          </table:table-cell>
          <table:table-cell table:style-name="Tableau1.A1" office:value-type="string">
            <text:p text:style-name="Table_20_Contents">Send command to request <text:a xlink:type="simple" xlink:href="https://mavlink.io/en/services/camera.html#video_stream_information" text:style-name="Internet_20_link" text:visited-style-name="Visited_20_Internet_20_Link">VIDEO_STREAM_INFORMATION</text:a>. This is sent once for each camera when a camera is detected and it has set the <text:a xlink:type="simple" xlink:href="https://mavlink.io/en/messages/common.html#CAMERA_CAP_FLAGS_HAS_VIDEO_STREAM" text:style-name="Internet_20_link" text:visited-style-name="Visited_20_Internet_20_Link">CAMERA_CAP_FLAGS_HAS_VIDEO_STREAM</text:a> flag within the <text:a xlink:type="simple" xlink:href="https://mavlink.io/en/messages/common.html#CAMERA_INFORMATION" text:style-name="Internet_20_link" text:visited-style-name="Visited_20_Internet_20_Link">CAMERA_INFORMATION</text:a> message <text:span text:style-name="Source_20_Text">flags</text:span> field.</text:p>
          </table:table-cell>
        </table:table-row>
        <table:table-row>
          <table:table-cell table:style-name="Tableau1.A1" office:value-type="string">
            <text:p text:style-name="Table_20_Contents"><text:bookmark text:name="video_stream_information"/><text:a xlink:type="simple" xlink:href="https://mavlink.io/en/messages/common.html#VIDEO_STREAM_INFORMATION" text:style-name="Internet_20_link" text:visited-style-name="Visited_20_Internet_20_Link">VIDEO_STREAM_INFORMATION</text:a></text:p>
          </table:table-cell>
          <table:table-cell table:style-name="Tableau1.A1" office:value-type="string">
            <text:p text:style-name="Table_20_Contents">Information defining a video stream configuration. If a camera has more than one video stream, it would send one of this for each video stream, with their specific configuration. Each stream must have its own, unique <text:span text:style-name="Source_20_Text">stream_id</text:span>.</text:p>
          </table:table-cell>
        </table:table-row>
        <table:table-row>
          <table:table-cell table:style-name="Tableau1.A1" office:value-type="string">
            <text:p text:style-name="Table_20_Contents"><text:bookmark text:name="mav_cmd_request_video_stream_status"/><text:a xlink:type="simple" xlink:href="https://mavlink.io/en/messages/common.html#MAV_CMD_REQUEST_VIDEO_STREAM_STATUS" text:style-name="Internet_20_link" text:visited-style-name="Visited_20_Internet_20_Link">MAV_CMD_REQUEST_VIDEO_STREAM_STATUS</text:a></text:p>
          </table:table-cell>
          <table:table-cell table:style-name="Tableau1.A1" office:value-type="string">
            <text:p text:style-name="Table_20_Contents">Send command to request <text:a xlink:type="simple" xlink:href="https://mavlink.io/en/services/camera.html#video_stream_status" text:style-name="Internet_20_link" text:visited-style-name="Visited_20_Internet_20_Link">VIDEO_STREAM_STATUS</text:a>. This is sent whenever there is a mode change (when <text:a xlink:type="simple" xlink:href="https://mavlink.io/en/messages/common.html#MAV_CMD_SET_CAMERA_MODE" text:style-name="Internet_20_link" text:visited-style-name="Visited_20_Internet_20_Link">MAV_CMD_SET_CAMERA_MODE</text:a> is sent.) It allows the camera to update the stream configuration when a camera mode change occurs.</text:p>
          </table:table-cell>
        </table:table-row>
        <table:table-row>
          <table:table-cell table:style-name="Tableau1.A1" office:value-type="string">
            <text:p text:style-name="Table_20_Contents"><text:bookmark text:name="video_stream_status"/><text:a xlink:type="simple" xlink:href="https://mavlink.io/en/messages/common.html#VIDEO_STREAM_STATUS" text:style-name="Internet_20_link" text:visited-style-name="Visited_20_Internet_20_Link">VIDEO_STREAM_STATUS</text:a></text:p>
          </table:table-cell>
          <table:table-cell table:style-name="Tableau1.A1" office:value-type="string">
            <text:p text:style-name="Table_20_Contents">Information updating a video stream configuration.</text:p>
          </table:table-cell>
        </table:table-row>
        <table:table-row>
          <table:table-cell table:style-name="Tableau1.A1" office:value-type="string">
            <text:p text:style-name="Table_20_Contents"><text:bookmark text:name="mav_cmd_request_storage_information"/><text:a xlink:type="simple" xlink:href="https://mavlink.io/en/messages/common.html#MAV_CMD_REQUEST_STORAGE_INFORMATION" text:style-name="Internet_20_link" text:visited-style-name="Visited_20_Internet_20_Link">MAV_CMD_REQUEST_STORAGE_INFORMATION</text:a></text:p>
          </table:table-cell>
          <table:table-cell table:style-name="Tableau1.A1" office:value-type="string">
            <text:p text:style-name="Table_20_Contents">Send command to request <text:a xlink:type="simple" xlink:href="https://mavlink.io/en/services/camera.html#storage_information" text:style-name="Internet_20_link" text:visited-style-name="Visited_20_Internet_20_Link">STORAGE_INFORMATION</text:a>.</text:p>
          </table:table-cell>
        </table:table-row>
        <table:table-row>
          <table:table-cell table:style-name="Tableau1.A1" office:value-type="string">
            <text:p text:style-name="Table_20_Contents"><text:bookmark text:name="storage_information"/><text:a xlink:type="simple" xlink:href="https://mavlink.io/en/messages/common.html#STORAGE_INFORMATION" text:style-name="Internet_20_link" text:visited-style-name="Visited_20_Internet_20_Link">STORAGE_INFORMATION</text:a></text:p>
          </table:table-cell>
          <table:table-cell table:style-name="Tableau1.A1" office:value-type="string">
            <text:p text:style-name="Table_20_Contents">Storage information (e.g. number and type of storage devices, total/used/available capacity, read/write speeds).</text:p>
          </table:table-cell>
        </table:table-row>
        <table:table-row>
          <table:table-cell table:style-name="Tableau1.A1" office:value-type="string">
            <text:p text:style-name="Table_20_Contents"><text:bookmark text:name="mav_cmd_storage_format"/><text:a xlink:type="simple" xlink:href="https://mavlink.io/en/messages/common.html#MAV_CMD_STORAGE_FORMAT" text:style-name="Internet_20_link" text:visited-style-name="Visited_20_Internet_20_Link">MAV_CMD_STORAGE_FORMAT</text:a></text:p>
          </table:table-cell>
          <table:table-cell table:style-name="Tableau1.A1" office:value-type="string">
            <text:p text:style-name="Table_20_Contents">Send command to format the specified storage device.</text:p>
          </table:table-cell>
        </table:table-row>
        <table:table-row>
          <table:table-cell table:style-name="Tableau1.A1" office:value-type="string">
            <text:p text:style-name="Table_20_Contents"><text:bookmark text:name="mav_cmd_request_camera_capture_status"/><text:a xlink:type="simple" xlink:href="https://mavlink.io/en/messages/common.html#MAV_CMD_REQUEST_CAMERA_CAPTURE_STATUS" text:style-name="Internet_20_link" text:visited-style-name="Visited_20_Internet_20_Link">MAV_CMD_REQUEST_CAMERA_CAPTURE_STATUS</text:a></text:p>
          </table:table-cell>
          <table:table-cell table:style-name="Tableau1.A1" office:value-type="string">
            <text:p text:style-name="Table_20_Contents">Send command to request <text:a xlink:type="simple" xlink:href="https://mavlink.io/en/services/camera.html#camera_capture_status" text:style-name="Internet_20_link" text:visited-style-name="Visited_20_Internet_20_Link">CAMERA_CAPTURE_STATUS</text:a>.</text:p>
          </table:table-cell>
        </table:table-row>
        <table:table-row>
          <table:table-cell table:style-name="Tableau1.A1" office:value-type="string">
            <text:p text:style-name="Table_20_Contents"><text:bookmark text:name="camera_capture_status"/><text:a xlink:type="simple" xlink:href="https://mavlink.io/en/messages/common.html#CAMERA_CAPTURE_STATUS" text:style-name="Internet_20_link" text:visited-style-name="Visited_20_Internet_20_Link">CAMERA_CAPTURE_STATUS</text:a></text:p>
          </table:table-cell>
          <table:table-cell table:style-name="Tableau1.A1" office:value-type="string">
            <text:p text:style-name="Table_20_Contents">Camera capture status, including current capture type (if any), capture interval, available capacity.</text:p>
          </table:table-cell>
        </table:table-row>
        <table:table-row>
          <table:table-cell table:style-name="Tableau1.A1" office:value-type="string">
            <text:p text:style-name="Table_20_Contents"><text:bookmark text:name="mav_cmd_image_start_capture"/><text:a xlink:type="simple" xlink:href="https://mavlink.io/en/messages/common.html#MAV_CMD_IMAGE_START_CAPTURE" text:style-name="Internet_20_link" text:visited-style-name="Visited_20_Internet_20_Link">MAV_CMD_IMAGE_START_CAPTURE</text:a></text:p>
          </table:table-cell>
          <table:table-cell table:style-name="Tableau1.A1" office:value-type="string">
            <text:p text:style-name="Table_20_Contents">Send command to start image capture, specifying the duration between captures and total number of images to capture.</text:p>
          </table:table-cell>
        </table:table-row>
        <table:table-row>
          <table:table-cell table:style-name="Tableau1.A1" office:value-type="string">
            <text:p text:style-name="Table_20_Contents"><text:bookmark text:name="mav_cmd_image_stop_capture"/><text:a xlink:type="simple" xlink:href="https://mavlink.io/en/messages/common.html#MAV_CMD_IMAGE_STOP_CAPTURE" text:style-name="Internet_20_link" text:visited-style-name="Visited_20_Internet_20_Link">MAV_CMD_IMAGE_STOP_CAPTURE</text:a></text:p>
          </table:table-cell>
          <table:table-cell table:style-name="Tableau1.A1" office:value-type="string">
            <text:p text:style-name="Table_20_Contents">Send command to stop image capture.</text:p>
          </table:table-cell>
        </table:table-row>
        <table:table-row>
          <table:table-cell table:style-name="Tableau1.A1" office:value-type="string">
            <text:p text:style-name="Table_20_Contents"><text:bookmark text:name="camera_image_captured"/><text:a xlink:type="simple" xlink:href="https://mavlink.io/en/messages/common.html#CAMERA_IMAGE_CAPTURED" text:style-name="Internet_20_link" text:visited-style-name="Visited_20_Internet_20_Link">CAMERA_IMAGE_CAPTURED</text:a></text:p>
          </table:table-cell>
          <table:table-cell table:style-name="Tableau1.A1" office:value-type="string">
            <text:p text:style-name="Table_20_Contents">Information about image captured (returned to GPS every time an image is captured)</text:p>
          </table:table-cell>
        </table:table-row>
        <table:table-row>
          <table:table-cell table:style-name="Tableau1.A1" office:value-type="string">
            <text:p text:style-name="P1"><text:bookmark text:name="mav_cmd_video_start_capture"/><text:a xlink:type="simple" xlink:href="https://mavlink.io/en/messages/common.html#MAV_CMD_VIDEO_START_CAPTURE" text:style-name="Internet_20_link" text:visited-style-name="Visited_20_Internet_20_Link">MAV_CMD_VIDEO_START_CAPTURE</text:a></text:p>
          </table:table-cell>
          <table:table-cell table:style-name="Tableau1.A1" office:value-type="string">
            <text:p text:style-name="Table_20_Contents">Send command to start video capture, specifying the frequency that <text:a xlink:type="simple" xlink:href="https://mavlink.io/en/services/camera.html#camera_capture_status" text:style-name="Internet_20_link" text:visited-style-name="Visited_20_Internet_20_Link">CAMERA_CAPTURE_STATUS</text:a> messages should be sent while recording.</text:p>
          </table:table-cell>
        </table:table-row>
        <table:table-row>
          <table:table-cell table:style-name="Tableau1.A1" office:value-type="string">
            <text:p text:style-name="Table_20_Contents"><text:bookmark text:name="mav_cmd_video_stop_capture"/><text:a xlink:type="simple" xlink:href="https://mavlink.io/en/messages/common.html#MAV_CMD_VIDEO_STOP_CAPTURE" text:style-name="Internet_20_link" text:visited-style-name="Visited_20_Internet_20_Link">MAV_CMD_VIDEO_STOP_CAPTURE</text:a></text:p>
          </table:table-cell>
          <table:table-cell table:style-name="Tableau1.A1" office:value-type="string">
            <text:p text:style-name="Table_20_Contents">Send command to stop video capture.</text:p>
          </table:table-cell>
        </table:table-row>
        <table:table-row>
          <table:table-cell table:style-name="Tableau1.A1" office:value-type="string">
            <text:p text:style-name="Table_20_Contents"><text:bookmark text:name="camera_image_captured1"/><text:a xlink:type="simple" xlink:href="https://mavlink.io/en/messages/common.html#CAMERA_IMAGE_CAPTURED" text:style-name="Internet_20_link" text:visited-style-name="Visited_20_Internet_20_Link">CAMERA_IMAGE_CAPTURED</text:a></text:p>
          </table:table-cell>
          <table:table-cell table:style-name="Tableau1.A1" office:value-type="string">
            <text:p text:style-name="Table_20_Contents">Information about image captured (returned to GPS every time an image is captured).</text:p>
          </table:table-cell>
        </table:table-row>
        <table:table-row>
          <table:table-cell table:style-name="Tableau1.A1" office:value-type="string">
            <text:p text:style-name="Table_20_Contents"><text:a xlink:type="simple" xlink:href="https://mavlink.io/en/messages/common.html#MAV_CMD_VIDEO_START_STREAMING" text:style-name="Internet_20_link" text:visited-style-name="Visited_20_Internet_20_Link"/></text:p>
            <text:p text:style-name="Table_20_Contents"><text:a xlink:type="simple" xlink:href="https://mavlink.io/en/messages/common.html#MAV_CMD_VIDEO_START_STREAMING" text:style-name="Internet_20_link" text:visited-style-name="Visited_20_Internet_20_Link"/></text:p>
            <text:p text:style-name="Table_20_Contents"><text:bookmark text:name="mav_cmd_image_start_streaming"/><text:soft-page-break/><text:a xlink:type="simple" xlink:href="https://mavlink.io/en/messages/common.html#MAV_CMD_VIDEO_START_STREAMING" text:style-name="Internet_20_link" text:visited-style-name="Visited_20_Internet_20_Link">MAV_CMD_VIDEO_START_STREAMING</text:a></text:p>
          </table:table-cell>
          <table:table-cell table:style-name="Tableau1.A1" office:value-type="string">
            <text:p text:style-name="Table_20_Contents">Send command to start video streaming for the given Stream ID (<text:span text:style-name="Source_20_Text">stream_id</text:span>.) This is mostly for streaming <text:soft-page-break/>protocols that <text:span text:style-name="Emphasis">push</text:span> a stream. If your camera uses a connection based streaming configuration (RTSP, TCP, etc.), you may ignore it if you don't need it but note that you still must ACK the command, like all <text:span text:style-name="Source_20_Text">MAV_CMD_XXX</text:span> commands. When using a connection based streaming configuration, the GCS will connect the stream from its side. When a camera offers more than one stream and the user switches from one stream to another, the GCS will send a <text:a xlink:type="simple" xlink:href="https://mavlink.io/en/messages/common.html#MAV_CMD_VIDEO_STOP_STREAMING" text:style-name="Internet_20_link" text:visited-style-name="Visited_20_Internet_20_Link">MAV_CMD_VIDEO_STOP_STREAMING</text:a> command targeting the current Stream ID followed by a <text:a xlink:type="simple" xlink:href="https://mavlink.io/en/messages/common.html#MAV_CMD_VIDEO_START_STREAMING" text:style-name="Internet_20_link" text:visited-style-name="Visited_20_Internet_20_Link">MAV_CMD_VIDEO_START_STREAMING</text:a> targeting the newly selected Stream ID.</text:p>
          </table:table-cell>
        </table:table-row>
        <table:table-row>
          <table:table-cell table:style-name="Tableau1.A1" office:value-type="string">
            <text:p text:style-name="Table_20_Contents"><text:bookmark text:name="mav_cmd_image_stop_streaming"/><text:a xlink:type="simple" xlink:href="https://mavlink.io/en/messages/common.html#MAV_CMD_VIDEO_STOP_STREAMING" text:style-name="Internet_20_link" text:visited-style-name="Visited_20_Internet_20_Link">MAV_CMD_VIDEO_STOP_STREAMING</text:a></text:p>
          </table:table-cell>
          <table:table-cell table:style-name="Tableau1.A1" office:value-type="string">
            <text:p text:style-name="Table_20_Contents">Send command to stop video streaming for the given Stream ID (<text:span text:style-name="Source_20_Text">stream_id</text:span>.) This is mostly for streaming protocols that <text:span text:style-name="Emphasis">push</text:span> a stream. If your camera uses a connection based streaming configuration (RTSP, TCP, etc.), you may ignore it if you don't need it but note that you still must ACK the command, like all <text:span text:style-name="Source_20_Text">MAV_CMD_XXX</text:span> commands. When using a connection based streaming configuration, the GCS will disconnect the stream from its side. When a camera offers more than one stream and the user switches from one stream to another, the GCS will send a <text:a xlink:type="simple" xlink:href="https://mavlink.io/en/messages/common.html#MAV_CMD_VIDEO_STOP_STREAMING" text:style-name="Internet_20_link" text:visited-style-name="Visited_20_Internet_20_Link">MAV_CMD_VIDEO_STOP_STREAMING</text:a> command targeting the current Stream ID followed by a <text:a xlink:type="simple" xlink:href="https://mavlink.io/en/messages/common.html#MAV_CMD_VIDEO_START_STREAMING" text:style-name="Internet_20_link" text:visited-style-name="Visited_20_Internet_20_Link">MAV_CMD_VIDEO_START_STREAMING</text:a> targeting the newly selected Stream I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7:54:59.837818820</meta:creation-date>
    <meta:print-date>2020-02-03T18:07:46.867237819</meta:print-date>
    <dc:date>2020-02-03T18:17:02.520914363</dc:date>
    <meta:editing-duration>PT11M52S</meta:editing-duration>
    <meta:editing-cycles>1</meta:editing-cycles>
    <meta:document-statistic meta:table-count="1" meta:image-count="0" meta:object-count="0" meta:page-count="2" meta:paragraph-count="46" meta:word-count="504" meta:character-count="3820" meta:non-whitespace-character-count="3362"/>
    <meta:generator>LibreOffice/6.0.7.3$Linux_X86_64 LibreOffice_project/00m0$Build-3</meta:generator>
  </office:meta>
</office:document-meta>
</file>